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7.55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5.6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87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8.44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8.79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6.35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04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961cm"/>
    </style:style>
    <style:style style:name="pr1" style:family="presentation" style:parent-style-name="Padrão-subtitle">
      <style:graphic-properties draw:fill-color="#ffffff" draw:auto-grow-height="true" fo:min-height="18.9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18.963cm"/>
    </style:style>
    <style:style style:name="pr4" style:family="presentation" style:parent-style-name="Padrão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paragraph-properties fo:line-height="160%" fo:text-align="center"/>
    </style:style>
    <style:style style:name="P4" style:family="paragraph">
      <loext:graphic-properties draw:fill="none" draw:fill-color="#ffffff"/>
      <style:text-properties fo:font-size="30pt" style:font-size-asian="30pt" style:font-size-complex="30pt"/>
    </style:style>
    <style:style style:name="P5" style:family="paragraph">
      <loext:graphic-properties draw:fill="none" draw:fill-color="#ffffff"/>
      <style:text-properties fo:font-size="44pt" style:font-size-asian="44pt" style:font-size-complex="44pt"/>
    </style:style>
    <style:style style:name="P6" style:family="paragraph">
      <style:paragraph-properties fo:line-height="140%" fo:text-align="center"/>
    </style:style>
    <style:style style:name="P7" style:family="paragraph">
      <loext:graphic-properties draw:fill="none" draw:fill-color="#ffffff"/>
      <style:paragraph-properties fo:line-height="160%" fo:text-align="center"/>
      <style:text-properties fo:font-size="30pt" style:font-size-asian="30pt" style:font-size-complex="3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paragraph-properties fo:line-height="160%" fo:text-align="center"/>
      <style:text-properties fo:font-size="44pt" style:font-size-asian="44pt" style:font-size-complex="44pt"/>
    </style:style>
    <style:style style:name="P10" style:family="paragraph">
      <loext:graphic-properties draw:fill="none" draw:fill-color="#ffffff"/>
      <style:paragraph-properties fo:line-height="140%" fo:text-align="center"/>
      <style:text-properties fo:font-size="44pt" style:font-size-asian="44pt" style:font-size-complex="44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T1" style:family="text">
      <style:text-properties fo:color="#808080" fo:font-size="96pt" style:text-underline-style="none" style:font-size-asian="96pt" style:font-size-complex="96pt"/>
    </style:style>
    <style:style style:name="T2" style:family="text">
      <style:text-properties fo:color="#808080" fo:font-size="12pt" style:text-underline-style="none" style:font-size-asian="12pt" style:font-size-complex="12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draw:style-name="gr1" draw:text-style-name="P1" draw:layer="layout" svg:width="27.6cm" svg:height="1.195cm" svg:x="0.2cm" svg:y="0.2cm">
          <draw:text-box>
            <text:p/>
          </draw:text-box>
        </draw:frame>
        <draw:frame presentation:style-name="pr1" draw:text-style-name="P2" draw:layer="layout" svg:width="25.199cm" svg:height="18.963cm" svg:x="1.4cm" svg:y="0.837cm" presentation:class="subtitle" presentation:user-transformed="true">
          <draw:text-box>
            <text:p><text:span text:style-name="T1">A Igreja Vem</text:span></text:p>
            <text:p><text:span text:style-name="T2">Anderson Freir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3" draw:text-style-name="P2" draw:layer="layout" svg:width="25.199cm" svg:height="18.963cm" svg:x="1.4cm" svg:y="0.837cm" presentation:class="subtitle" presentation:user-transformed="true">
          <draw:text-box>
            <text:p><text:span text:style-name="T3">Glória, rompendo em glória</text:span></text:p>
            <text:p><text:span text:style-name="T3">De glória em glória</text:span></text:p>
            <text:p><text:span text:style-name="T3">Reflete a glóri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office:forms form:automatic-focus="false" form:apply-design-mode="false"/>
        <draw:frame draw:style-name="gr3" draw:text-style-name="P4" draw:layer="layout" svg:width="27cm" svg:height="17.807cm" svg:x="0.6cm" svg:y="1.962cm">
          <draw:text-box>
            <text:p text:style-name="P3"><text:span text:style-name="T3">A Igreja vem com aquele que brilha </text:span></text:p>
            <text:p text:style-name="P3"><text:span text:style-name="T3">mais que a luz do sol</text:span></text:p>
            <text:p text:style-name="P3"><text:span text:style-name="T3">Dissipando as trevas, </text:span></text:p>
            <text:p text:style-name="P3"><text:span text:style-name="T3">destruindo o mal</text:span></text:p>
            <text:p text:style-name="P3"><text:span text:style-name="T3">A Sua face é um refletor de glória, </text:span></text:p>
            <text:p text:style-name="P3"><text:span text:style-name="T3">o céu derrama a glória</text:span></text:p>
            <text:p text:style-name="P3"><text:span text:style-name="T4"/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office:forms form:automatic-focus="false" form:apply-design-mode="false"/>
        <draw:frame draw:style-name="gr4" draw:text-style-name="P5" draw:layer="layout" svg:width="27.6cm" svg:height="15.911cm" svg:x="0.4cm" svg:y="2.289cm">
          <draw:text-box>
            <text:p text:style-name="P3"><text:span text:style-name="T3">Porque a Igreja vem, </text:span></text:p>
            <text:p text:style-name="P3"><text:span text:style-name="T3">arrebentando com as portas do inferno</text:span></text:p>
            <text:p text:style-name="P3"><text:span text:style-name="T3">Com barulho de milagre, </text:span></text:p>
            <text:p text:style-name="P3"><text:span text:style-name="T3">levantando um </text:span></text:p>
            <text:p text:style-name="P3"><text:span text:style-name="T3">exército de vidas</text:span></text:p>
            <text:p text:style-name="P3"><text:span text:style-name="T3">É a Igreja Santa, aqui perseguid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office:forms form:automatic-focus="false" form:apply-design-mode="false"/>
        <draw:frame draw:style-name="gr5" draw:text-style-name="P5" draw:layer="layout" svg:width="26.6cm" svg:height="13.127cm" svg:x="0.6cm" svg:y="2.473cm">
          <draw:text-box>
            <text:p text:style-name="P3"><text:span text:style-name="T3">Tentaram acabar com a </text:span></text:p>
            <text:p text:style-name="P3"><text:span text:style-name="T3">base da Igreja</text:span></text:p>
            <text:p text:style-name="P3"><text:span text:style-name="T3">Sem ela a Terra não </text:span></text:p>
            <text:p text:style-name="P3"><text:span text:style-name="T3">povoaria o céu</text:span></text:p>
            <text:p text:style-name="P3"><text:span text:style-name="T3">Ela não teria força pra adora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office:forms form:automatic-focus="false" form:apply-design-mode="false"/>
        <draw:frame draw:style-name="gr4" draw:text-style-name="P5" draw:layer="layout" svg:width="27cm" svg:height="15.911cm" svg:x="0.31cm" svg:y="1.162cm">
          <draw:text-box>
            <text:p text:style-name="P3"><text:span text:style-name="T3">Não haveria missionário </text:span></text:p>
            <text:p text:style-name="P3"><text:span text:style-name="T3">em todo lugar</text:span></text:p>
            <text:p text:style-name="P3"><text:span text:style-name="T3">Mas o plano não </text:span></text:p>
            <text:p text:style-name="P3"><text:span text:style-name="T3">deu certo (não, não)</text:span></text:p>
            <text:p text:style-name="P3"><text:span text:style-name="T3">Tentaram nos calar </text:span></text:p>
            <text:p text:style-name="P3"><text:span text:style-name="T3">matando alguns irmão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office:forms form:automatic-focus="false" form:apply-design-mode="false"/>
        <draw:frame draw:style-name="gr6" draw:text-style-name="P5" draw:layer="layout" svg:width="26.6cm" svg:height="18.695cm" svg:x="0.8cm" svg:y="0.8cm">
          <draw:text-box>
            <text:p text:style-name="P3"><text:span text:style-name="T3">Mas nada adiantou </text:span></text:p>
            <text:p text:style-name="P3"><text:span text:style-name="T3">surgiram mais cristãos</text:span></text:p>
            <text:p text:style-name="P3"><text:span text:style-name="T3">Louvando como Paulo e Silas </text:span></text:p>
            <text:p text:style-name="P3"><text:span text:style-name="T3">na prisão</text:span></text:p>
            <text:p text:style-name="P3"><text:span text:style-name="T3">Movendo o grande céu estremecendo chão, </text:span></text:p>
            <text:p text:style-name="P3"><text:span text:style-name="T3">assumindo a missão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draw:frame draw:style-name="gr7" draw:text-style-name="P5" draw:layer="layout" svg:width="26.8cm" svg:height="19.043cm" svg:x="0.644cm" svg:y="0.957cm">
          <draw:text-box>
            <text:p text:style-name="P6"><text:span text:style-name="T3">O plano do Senhor, </text:span></text:p>
            <text:p text:style-name="P6"><text:span text:style-name="T3">é o que prevaleceu</text:span></text:p>
            <text:p text:style-name="P6"><text:span text:style-name="T3">Há quase dois mil anos a </text:span></text:p>
            <text:p text:style-name="P6"><text:span text:style-name="T3">Igreja só cresceu</text:span></text:p>
            <text:p text:style-name="P6"><text:span text:style-name="T3">Jesus é a cabeça, e nos </text:span></text:p>
            <text:p text:style-name="P6"><text:span text:style-name="T3">ensina a trabalhar</text:span></text:p>
            <text:p text:style-name="P6"><text:span text:style-name="T3">A base é muito forte, </text:span></text:p>
            <text:p text:style-name="P6"><text:span text:style-name="T3">nada pode abala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draw:frame draw:style-name="gr8" draw:text-style-name="P5" draw:layer="layout" svg:width="27cm" svg:height="16.607cm" svg:x="0.6cm" svg:y="2.193cm">
          <draw:text-box>
            <text:p text:style-name="P6"><text:span text:style-name="T3">Por isso o inferno vive a chorar</text:span></text:p>
            <text:p text:style-name="P6"><text:span text:style-name="T3">A Igreja não descansa </text:span></text:p>
            <text:p text:style-name="P6"><text:span text:style-name="T3">o tempo todo esta lá</text:span></text:p>
            <text:p text:style-name="P6"><text:span text:style-name="T3">Brilhando em toda parte a Igreja vem</text:span></text:p>
            <text:p text:style-name="P6"><text:span text:style-name="T3">Quebrando cativeiros </text:span></text:p>
            <text:p text:style-name="P6"><text:span text:style-name="T3">pra salvar alguém</text:span></text:p>
            <text:p text:style-name="P6"><text:span text:style-name="T3">A Igreja vem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>
        <draw:frame draw:style-name="gr3" draw:text-style-name="P7" draw:layer="layout" svg:width="27cm" svg:height="17.807cm" svg:x="0.6cm" svg:y="1.962cm">
          <draw:text-box>
            <text:p text:style-name="P3"><text:span text:style-name="T3">A Igreja vem com aquele que brilha </text:span></text:p>
            <text:p text:style-name="P3"><text:span text:style-name="T3">mais que a luz do sol</text:span></text:p>
            <text:p text:style-name="P3"><text:span text:style-name="T3">Dissipando as trevas, </text:span></text:p>
            <text:p text:style-name="P3"><text:span text:style-name="T3">destruindo o mal</text:span></text:p>
            <text:p text:style-name="P3"><text:span text:style-name="T3">A Sua face é um refletor de glória, </text:span></text:p>
            <text:p text:style-name="P3"><text:span text:style-name="T3">o céu derrama a glória</text:span></text:p>
            <text:p text:style-name="P3"><text:span text:style-name="T4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>
        <draw:frame draw:style-name="gr4" draw:text-style-name="P9" draw:layer="layout" svg:width="27.6cm" svg:height="15.911cm" svg:x="0.4cm" svg:y="2.289cm">
          <draw:text-box>
            <text:p text:style-name="P3"><text:span text:style-name="T3">Porque a Igreja vem, </text:span></text:p>
            <text:p text:style-name="P3"><text:span text:style-name="T3">arrebentando com as portas do inferno</text:span></text:p>
            <text:p text:style-name="P3"><text:span text:style-name="T3">Com barulho de milagre, </text:span></text:p>
            <text:p text:style-name="P3"><text:span text:style-name="T3">levantando um </text:span></text:p>
            <text:p text:style-name="P3"><text:span text:style-name="T3">exército de vidas</text:span></text:p>
            <text:p text:style-name="P3"><text:span text:style-name="T3">É a Igreja Santa, aqui perseguid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>
        <draw:frame draw:style-name="gr7" draw:text-style-name="P10" draw:layer="layout" svg:width="26.8cm" svg:height="19.043cm" svg:x="0.644cm" svg:y="0.957cm">
          <draw:text-box>
            <text:p text:style-name="P6"><text:span text:style-name="T3">O plano do Senhor, </text:span></text:p>
            <text:p text:style-name="P6"><text:span text:style-name="T3">é o que prevaleceu</text:span></text:p>
            <text:p text:style-name="P6"><text:span text:style-name="T3">Há quase dois mil anos a </text:span></text:p>
            <text:p text:style-name="P6"><text:span text:style-name="T3">Igreja só cresceu</text:span></text:p>
            <text:p text:style-name="P6"><text:span text:style-name="T3">Jesus é a cabeça, e nos </text:span></text:p>
            <text:p text:style-name="P6"><text:span text:style-name="T3">ensina a trabalhar</text:span></text:p>
            <text:p text:style-name="P6"><text:span text:style-name="T3">A base é muito forte, </text:span></text:p>
            <text:p text:style-name="P6"><text:span text:style-name="T3">nada pode abala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>
        <draw:frame draw:style-name="gr8" draw:text-style-name="P10" draw:layer="layout" svg:width="27cm" svg:height="16.607cm" svg:x="0.6cm" svg:y="2.193cm">
          <draw:text-box>
            <text:p text:style-name="P6"><text:span text:style-name="T3">Por isso o inferno vive a chorar</text:span></text:p>
            <text:p text:style-name="P6"><text:span text:style-name="T3">A Igreja não descansa </text:span></text:p>
            <text:p text:style-name="P6"><text:span text:style-name="T3">o tempo todo esta lá</text:span></text:p>
            <text:p text:style-name="P6"><text:span text:style-name="T3">Brilhando em toda parte a Igreja vem</text:span></text:p>
            <text:p text:style-name="P6"><text:span text:style-name="T3">Quebrando cativeiros </text:span></text:p>
            <text:p text:style-name="P6"><text:span text:style-name="T3">pra salvar alguém</text:span></text:p>
            <text:p text:style-name="P6"><text:span text:style-name="T3">A Igreja vem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>
        <draw:frame draw:style-name="gr3" draw:text-style-name="P7" draw:layer="layout" svg:width="27cm" svg:height="17.807cm" svg:x="0.6cm" svg:y="1.962cm">
          <draw:text-box>
            <text:p text:style-name="P3"><text:span text:style-name="T3">A Igreja vem com aquele que brilha </text:span></text:p>
            <text:p text:style-name="P3"><text:span text:style-name="T3">mais que a luz do sol</text:span></text:p>
            <text:p text:style-name="P3"><text:span text:style-name="T3">Dissipando as trevas, </text:span></text:p>
            <text:p text:style-name="P3"><text:span text:style-name="T3">destruindo o mal</text:span></text:p>
            <text:p text:style-name="P3"><text:span text:style-name="T3">A Sua face é um refletor de glória, </text:span></text:p>
            <text:p text:style-name="P3"><text:span text:style-name="T3">o céu derrama a glória</text:span></text:p>
            <text:p text:style-name="P3"><text:span text:style-name="T4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>
        <draw:frame draw:style-name="gr4" draw:text-style-name="P9" draw:layer="layout" svg:width="27.6cm" svg:height="15.911cm" svg:x="0.4cm" svg:y="2.289cm">
          <draw:text-box>
            <text:p text:style-name="P3"><text:span text:style-name="T3">Porque a Igreja vem, </text:span></text:p>
            <text:p text:style-name="P3"><text:span text:style-name="T3">arrebentando com as portas do inferno</text:span></text:p>
            <text:p text:style-name="P3"><text:span text:style-name="T3">Com barulho de milagre, </text:span></text:p>
            <text:p text:style-name="P3"><text:span text:style-name="T3">levantando um </text:span></text:p>
            <text:p text:style-name="P3"><text:span text:style-name="T3">exército de vidas</text:span></text:p>
            <text:p text:style-name="P3"><text:span text:style-name="T3">É a Igreja Santa, aqui perseguid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>
        <draw:frame draw:style-name="gr9" draw:text-style-name="P5" draw:layer="layout" svg:width="26.8cm" svg:height="9.299cm" svg:x="0.4cm" svg:y="5.8cm">
          <draw:text-box>
            <text:p text:style-name="P6"><text:span text:style-name="T3">O Noivo vem aí</text:span></text:p>
            <text:p text:style-name="P6"><text:span text:style-name="T3">A Igreja está se preparando</text:span></text:p>
            <text:p text:style-name="P6"><text:span text:style-name="T3">Pra cantar no coral</text:span></text:p>
            <text:p text:style-name="P6"><text:span text:style-name="T3">Junto com os anjo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>
        <draw:frame draw:style-name="gr10" draw:text-style-name="P12" draw:layer="layout" svg:width="27cm" svg:height="7.211cm" svg:x="0.489cm" svg:y="5.558cm">
          <draw:text-box>
            <text:p text:style-name="P11"><text:span text:style-name="T3">Glória</text:span></text:p>
            <text:p text:style-name="P11"><text:span text:style-name="T3">O Noivo vem aí</text:span></text:p>
            <text:p text:style-name="P11"><text:span text:style-name="T3">Rompendo em Glória</text:span></text:p>
            <text:p text:style-name="P11"><text:span text:style-name="T3">Ele está te convidando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>
        <draw:frame draw:style-name="gr10" draw:text-style-name="P12" draw:layer="layout" svg:width="27cm" svg:height="7.211cm" svg:x="0.334cm" svg:y="6.069cm">
          <draw:text-box>
            <text:p text:style-name="P11"><text:span text:style-name="T3">De Glória em Glória</text:span></text:p>
            <text:p text:style-name="P11"><text:span text:style-name="T3">Pra cantar no coral</text:span></text:p>
            <text:p text:style-name="P11"><text:span text:style-name="T3">Reflete a Glória</text:span></text:p>
            <text:p text:style-name="P11"><text:span text:style-name="T3">Junto com os anjo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>
        <draw:frame draw:style-name="gr3" draw:text-style-name="P7" draw:layer="layout" svg:width="27cm" svg:height="17.807cm" svg:x="0.6cm" svg:y="1.962cm">
          <draw:text-box>
            <text:p text:style-name="P3"><text:span text:style-name="T3">A Igreja vem com aquele que brilha </text:span></text:p>
            <text:p text:style-name="P3"><text:span text:style-name="T3">mais que a luz do sol</text:span></text:p>
            <text:p text:style-name="P3"><text:span text:style-name="T3">Dissipando as trevas, </text:span></text:p>
            <text:p text:style-name="P3"><text:span text:style-name="T3">destruindo o mal</text:span></text:p>
            <text:p text:style-name="P3"><text:span text:style-name="T3">A Sua face é um refletor de glória, </text:span></text:p>
            <text:p text:style-name="P3"><text:span text:style-name="T3">o céu derrama a glória</text:span></text:p>
            <text:p text:style-name="P3"><text:span text:style-name="T4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>
        <draw:frame draw:style-name="gr4" draw:text-style-name="P9" draw:layer="layout" svg:width="27.6cm" svg:height="15.911cm" svg:x="0.4cm" svg:y="2.289cm">
          <draw:text-box>
            <text:p text:style-name="P3"><text:span text:style-name="T3">Porque a Igreja vem, </text:span></text:p>
            <text:p text:style-name="P3"><text:span text:style-name="T3">arrebentando com as portas do inferno</text:span></text:p>
            <text:p text:style-name="P3"><text:span text:style-name="T3">Com barulho de milagre, </text:span></text:p>
            <text:p text:style-name="P3"><text:span text:style-name="T3">levantando um </text:span></text:p>
            <text:p text:style-name="P3"><text:span text:style-name="T3">exército de vidas</text:span></text:p>
            <text:p text:style-name="P3"><text:span text:style-name="T3">É a Igreja Sant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>
        <draw:frame draw:style-name="gr3" draw:text-style-name="P7" draw:layer="layout" svg:width="27cm" svg:height="17.807cm" svg:x="0.6cm" svg:y="1.962cm">
          <draw:text-box>
            <text:p text:style-name="P3"><text:span text:style-name="T3">A Igreja vem com aquele que brilha </text:span></text:p>
            <text:p text:style-name="P3"><text:span text:style-name="T3">mais que a luz do sol</text:span></text:p>
            <text:p text:style-name="P3"><text:span text:style-name="T3">Dissipando as trevas, </text:span></text:p>
            <text:p text:style-name="P3"><text:span text:style-name="T3">destruindo o mal</text:span></text:p>
            <text:p text:style-name="P3"><text:span text:style-name="T3">A Sua face é um refletor de glória, </text:span></text:p>
            <text:p text:style-name="P3"><text:span text:style-name="T3">o céu derrama a glória</text:span></text:p>
            <text:p text:style-name="P3"><text:span text:style-name="T4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>
        <draw:frame draw:style-name="gr4" draw:text-style-name="P9" draw:layer="layout" svg:width="27.6cm" svg:height="15.911cm" svg:x="0.4cm" svg:y="2.289cm">
          <draw:text-box>
            <text:p text:style-name="P3"><text:span text:style-name="T3">Porque a Igreja vem, </text:span></text:p>
            <text:p text:style-name="P3"><text:span text:style-name="T3">arrebentando com as portas do inferno</text:span></text:p>
            <text:p text:style-name="P3"><text:span text:style-name="T3">Com barulho de milagre, </text:span></text:p>
            <text:p text:style-name="P3"><text:span text:style-name="T3">levantando um </text:span></text:p>
            <text:p text:style-name="P3"><text:span text:style-name="T3">exército de vidas</text:span></text:p>
            <text:p text:style-name="P3"><text:span text:style-name="T3">É a Igreja Santa, aqui perseguid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Legenda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fo:font-style="italic" style:font-name-asian="FreeSans1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zarone </meta:initial-creator>
    <meta:creation-date>2015-09-24T22:39:17.024509680</meta:creation-date>
    <dc:date>2015-09-27T12:30:45.794491896</dc:date>
    <dc:creator>lazarone </dc:creator>
    <meta:editing-duration>PT30M13S</meta:editing-duration>
    <meta:editing-cycles>21</meta:editing-cycles>
    <meta:generator>LibreOffice/5.2.5.1$Linux_X86_64 LibreOffice_project/20m0$Build-1</meta:generator>
    <meta:document-statistic meta:object-count="88"/>
  </office:meta>
</office:document-meta>
</file>